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24H53M00S" calcext:value-type="time">
            <text:p>24:5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3]-[.E4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2-22T15:38:29.955544380</dc:date>
    <meta:editing-duration>P6DT2H44M59S</meta:editing-duration>
    <meta:editing-cycles>548</meta:editing-cycles>
    <meta:document-statistic meta:table-count="1" meta:cell-count="153" meta:object-count="0"/>
  </office:meta>
</office:document-meta>
</file>